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0.25cm" style:auto-text-indent="true"/>
      <style:text-properties fo:color="#000000" style:font-name="Ubuntu"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  <style:text-properties fo:font-variant="normal" fo:text-transform="none" fo:color="#000000" style:font-name="Ubuntu" fo:font-size="14pt" fo:letter-spacing="normal" fo:font-style="normal" fo:font-weight="normal" officeooo:paragraph-rsid="0015caab" fo:background-color="#f9fcff" style:font-size-asian="14pt" style:font-size-complex="14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  <style:text-properties fo:font-variant="normal" fo:text-transform="none" fo:color="#000000" style:font-name="Ubuntu" fo:font-size="14pt" fo:letter-spacing="normal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text-indent="0.25cm" style:auto-text-indent="true"/>
      <style:text-properties fo:font-variant="normal" fo:text-transform="none" style:use-window-font-color="true" style:font-name="Ubuntu" fo:font-size="14pt" fo:letter-spacing="normal" fo:font-style="normal" fo:font-weight="normal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  <style:text-properties fo:font-variant="normal" fo:text-transform="none" style:use-window-font-color="true" style:font-name="Ubuntu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  <style:text-properties fo:font-variant="normal" fo:text-transform="none" style:use-window-font-color="true" style:font-name="Ubuntu" fo:font-size="14pt" fo:letter-spacing="normal" fo:font-style="normal" fo:font-weight="normal" officeooo:paragraph-rsid="001431eb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  <style:text-properties fo:font-variant="normal" fo:text-transform="none" style:use-window-font-color="true" style:font-name="Ubuntu" fo:font-size="14pt" fo:letter-spacing="normal" fo:font-style="normal" fo:font-weight="normal" fo:background-color="#f9fcff" style:font-size-asian="14pt" style:font-size-complex="14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  <style:text-properties fo:font-variant="normal" fo:text-transform="none" style:use-window-font-color="true" style:font-name="Ubuntu" fo:font-size="14pt" fo:letter-spacing="normal" fo:font-style="normal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</style:style>
    <style:style style:name="P11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tru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true"/>
      <style:text-properties fo:font-variant="normal" fo:text-transform="none" style:use-window-font-color="true" style:font-name="Ubuntu" fo:font-size="14pt" fo:letter-spacing="normal" fo:font-style="normal" fo:font-weight="normal" officeooo:paragraph-rsid="0013e406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true"/>
      <style:text-properties fo:font-variant="normal" fo:text-transform="none" style:use-window-font-color="true" style:font-name="Ubuntu" fo:font-size="14pt" fo:letter-spacing="normal" fo:font-style="normal" fo:font-weight="normal" officeooo:paragraph-rsid="001431eb" style:font-size-asian="14pt" style:font-size-complex="14pt"/>
    </style:style>
    <style:style style:name="P14" style:family="paragraph" style:parent-style-name="Heading_20_3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  <style:text-properties fo:font-variant="normal" fo:text-transform="none" fo:color="#000000" style:font-name="Ubuntu" fo:font-size="14pt" fo:letter-spacing="normal" fo:font-style="normal" style:font-size-asian="14pt" style:font-size-complex="14pt"/>
    </style:style>
    <style:style style:name="P15" style:family="paragraph" style:parent-style-name="Heading_20_3">
      <style:paragraph-properties fo:margin-left="0cm" fo:margin-right="0cm" fo:margin-top="0cm" fo:margin-bottom="0cm" loext:contextual-spacing="true" fo:line-height="150%" fo:text-align="justify" style:justify-single-word="false" fo:text-indent="0.25cm" style:auto-text-indent="true"/>
      <style:text-properties fo:font-variant="normal" fo:text-transform="none" style:use-window-font-color="true" style:font-name="Ubuntu" fo:font-size="14pt" fo:letter-spacing="normal" fo:font-style="normal" style:font-size-asian="14pt" style:font-size-complex="14pt"/>
    </style:style>
    <style:style style:name="P16" style:family="paragraph" style:parent-style-name="Heading_20_3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.25cm" style:auto-text-indent="true"/>
      <style:text-properties fo:font-variant="normal" fo:text-transform="none" style:use-window-font-color="true" style:font-name="Ubuntu" fo:font-size="14pt" fo:letter-spacing="normal" fo:font-style="normal" style:font-size-asian="14pt" style:font-size-complex="14pt"/>
    </style:style>
    <style:style style:name="P17" style:family="paragraph" style:parent-style-name="Heading_20_2">
      <style:paragraph-properties fo:margin-left="0cm" fo:margin-right="0cm" fo:margin-top="0cm" fo:margin-bottom="0cm" loext:contextual-spacing="true" fo:line-height="150%" fo:text-align="justify" style:justify-single-word="false" fo:text-indent="0.25cm" style:auto-text-indent="true"/>
      <style:text-properties fo:font-variant="normal" fo:text-transform="none" style:use-window-font-color="true" style:font-name="Ubuntu" fo:font-size="16pt" fo:letter-spacing="normal" fo:font-style="normal" style:font-size-asian="16pt" style:font-size-complex="16pt"/>
    </style:style>
    <style:style style:name="P18" style:family="paragraph" style:parent-style-name="Heading_20_2">
      <style:paragraph-properties fo:margin-left="0cm" fo:margin-right="0cm" fo:margin-top="0cm" fo:margin-bottom="0cm" loext:contextual-spacing="true" fo:line-height="150%" fo:text-align="justify" style:justify-single-word="false" fo:text-indent="0.25cm" style:auto-text-indent="true"/>
      <style:text-properties fo:font-variant="normal" fo:text-transform="none" style:use-window-font-color="true" style:font-name="Ubuntu" fo:font-size="14pt" fo:letter-spacing="normal" fo:font-style="normal" style:font-size-asian="14pt" style:font-size-complex="14pt"/>
    </style:style>
    <style:style style:name="T1" style:family="text">
      <style:text-properties fo:font-weight="normal"/>
    </style:style>
    <style:style style:name="T2" style:family="text">
      <style:text-properties fo:font-weight="normal" officeooo:rsid="0013e406"/>
    </style:style>
    <style:style style:name="T3" style:family="text">
      <style:text-properties fo:font-style="normal" fo:font-weight="normal"/>
    </style:style>
    <style:style style:name="T4" style:family="text"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Ubuntu" fo:font-size="14pt" fo:letter-spacing="normal" fo:font-style="normal" fo:font-weight="bold" style:font-size-asian="14pt" style:font-size-complex="14pt"/>
    </style:style>
    <style:style style:name="T6" style:family="text">
      <style:text-properties fo:background-color="#f9fcff" loext:char-shading-value="0" loext:padding="0cm" loext:border="none"/>
    </style:style>
    <style:style style:name="T7" style:family="text">
      <style:text-properties officeooo:rsid="0013e406" fo:background-color="#f9fcff" loext:char-shading-value="0" loext:padding="0cm" loext:border="none"/>
    </style:style>
    <style:style style:name="T8" style:family="text">
      <style:text-properties officeooo:rsid="001431eb" fo:background-color="#f9fcff" loext:char-shading-value="0" loext:padding="0cm" loext:border="none"/>
    </style:style>
    <style:style style:name="T9" style:family="text">
      <style:text-properties officeooo:rsid="001431eb"/>
    </style:style>
    <style:style style:name="T10" style:family="text">
      <style:text-properties officeooo:rsid="0015ca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bookmark text:name="Преимущества-нейронных-сетей"/>Преимущества нейронных сетей</text:h>
      <text:p text:style-name="P5">Помимо возможности решать новый класс задач нейросети обладают рядом значительных достоинств.</text:p>
      <text:p text:style-name="P9"><text:span text:style-name="T1">Все плюсы нейронных сетей являются следствиями плюсов биологических нейронных сетей, </text:span><text:span text:style-name="T2">так как именно они выступали в качестве модели при проектировании нейронных сетей</text:span><text:span text:style-name="T1">.</text:span></text:p>
      <text:h text:style-name="P15" text:outline-level="3"><text:bookmark text:name="Устойчивость-к-шумам-входных-данных"/>Устойчивость к шумам входных данных</text:h>
      <text:p text:style-name="P12"><text:span text:style-name="T6">Нейронные сети способны корректно функционировать, даже если на входе данные зашумлены. После тренировки они способны </text:span><text:span text:style-name="T7">возвращать корректный результат для данных которые имеют шум (практически вся информация в окружающем мире) </text:span><text:span text:style-name="T6">.</text:span></text:p>
      <text:h text:style-name="P15" text:outline-level="3"><text:bookmark text:name="Адаптация-к-изменениям"/>Адаптация к изменениям</text:h>
      <text:p text:style-name="P13"><text:span text:style-name="T6">Нейронные сети могут подстраиваться под изменяющуюся окружающую обстановку. </text:span></text:p>
      <text:p text:style-name="P13"><text:span text:style-name="T8">Например, рассмотрим нейронную сеть,</text:span><text:span text:style-name="T6"> которая прогнозирует рост/падение цен на бирже. Однако постепенно, день за днем, ситуация на рынке меняется. Если бы ваша сеть не адаптировалась к этим изменениям, то она перестала бы давать правильные ответы уже через неделю. Но искусственные  нейронные сети, обучаясь на данных, каждый раз подстраиваются под среду.</text:span></text:p>
      <text:h text:style-name="P15" text:outline-level="3"><text:bookmark text:name="Отказоустойчивость"/>Отказоустойчивость</text:h>
      <text:p text:style-name="P8">Нейронные сети способны нормально функционировать даже при достаточно серьезных повреждениях.</text:p>
      <text:h text:style-name="P15" text:outline-level="3"><text:bookmark text:name="Сверхвысокое-быстродействие"/>Сверхвысокое быстродействие</text:h>
      <text:p text:style-name="P6">Компьютер выполняет команды <text:span text:style-name="T9">(алгоритмы)</text:span> последовательно, <text:span text:style-name="T9">а нейронные сети работают параллельно.</text:span> <text:span text:style-name="T9">Однако, е</text:span>сли у вас многоядерный компьютер, то это свойство будет выполняться, <text:span text:style-name="T9">а для </text:span>одноядерных компьютеров никакой разницы заметно не будет.</text:p>
      <text:p text:style-name="P8">Нейронные сети решают задачи быстрее большей части других алгоритмов.</text:p>
      <text:h text:style-name="P18" text:outline-level="2"><text:bookmark text:name="Недостатки-нейронных-сетей"/><text:soft-page-break/>Недостатки нейронных сетей</text:h>
      <text:p text:style-name="P6">У нейронных сетей есть ряд серьезных недостатков, которые тоже можно вывести из биологических нейронных сетей.</text:p>
      <text:p text:style-name="P6">Стоит заметить, что нейронные сети, несмотря на широкий спектр задач, которые они могут решать, все же остаются лишь полезным дополнительным функционалом. На первом месте всегда стоят компьютерные программы.</text:p>
      <text:p text:style-name="P6">Замечательная новость заключается в том, что интегрируя обычные программные алгоритмы и нейронные сети можно почти полностью избавиться от всех потенциальных недостатков.</text:p>
      <text:h text:style-name="P16" text:outline-level="3"><text:bookmark text:name="Ответ-всегда-приблизительный"/>Ответ всегда приблизительный</text:h>
      <text:p text:style-name="P6">Вы никогда не будете получать точные ответы. Хорошая новость заключается в том, что редко встречаются задачи, в которых надо применять ИНС и одновременно получать точные ответы.</text:p>
      <text:p text:style-name="P8">Нейронные сети не способны давать точные и однозначные ответы.</text:p>
      <text:h text:style-name="P15" text:outline-level="3"><text:bookmark text:name="Принятие-решений-в-несколько-этапов"/>Принятие решений в несколько этапов</text:h>
      <text:p text:style-name="P13"><text:span text:style-name="T6">Нейронные сети не могут решать задачу по шагам.</text:span></text:p>
      <text:p text:style-name="P6">Связь с человеческим мозгом тут не сильно прослеживается в силу того, что мозг – супер сложная нейросеть и за счет свой сложности он может преодолеть этот недостаток.</text:p>
      <text:p text:style-name="P6">Нейроны искусственной нейросети, в общем случае, не зависят друг от друга. Они просто получают сигнал, преобразуют его и отдают дальше. Они не смотрят друг на друга и, в зависимости от нейрона-соседа, меняют свои синапсы. Отсюда следует, что нейронная сеть может решать задачу только в один заход, залпом.</text:p>
      <text:p text:style-name="P7">Поэтому совершенно бесполезно просить нейросеть доказать теорему. Там требуется цепочка последовательных шагов. <text:span text:style-name="T9">Также <text:s text:c="2"/>у искусственной нейросети нет возможности <text:s/>использовать знакомые нам абстракции в помощь.</text:span></text:p>
      <text:h text:style-name="P14" text:outline-level="3"><text:bookmark text:name="Вычислительные-задачи"/><text:soft-page-break/>Вычислительные задачи</text:h>
      <text:p text:style-name="P3">Нейронные сети не способны решать вычислительные задачи.</text:p>
      <text:p text:style-name="P2">Этот недостаток искусственных нейронных сетей в какой-то степени является следствием двух предыдущих недостатков.</text:p>
      <text:p text:style-name="P11">Первая проблема – очередность. Вторая проблема – последовательные шаги. Уже описанный выше недостаток.</text:p>
      <text:p text:style-name="P2">И <text:span text:style-name="T10">главная проблема </text:span> – невозможность выдачи точных результатов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0:45:38.204895471</meta:creation-date>
    <dc:date>2019-12-25T11:11:02.260639912</dc:date>
    <meta:editing-duration>PT3M22S</meta:editing-duration>
    <meta:editing-cycles>1</meta:editing-cycles>
    <meta:document-statistic meta:table-count="0" meta:image-count="0" meta:object-count="0" meta:page-count="3" meta:paragraph-count="30" meta:word-count="439" meta:character-count="3343" meta:non-whitespace-character-count="2923"/>
    <meta:generator>LibreOffice/6.0.7.3$Linux_X86_64 LibreOffice_project/00m0$Build-3</meta:generator>
  </office:meta>
</office:document-meta>
</file>